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772e" officeooo:paragraph-rsid="0003772e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772e" officeooo:paragraph-rsid="0003772e" style:font-weight-asian="normal" style:font-weight-complex="normal"/>
    </style:style>
    <style:style style:name="P3" style:family="paragraph" style:parent-style-name="Standard" style:list-style-name="L2">
      <style:text-properties style:text-underline-style="none" fo:font-weight="normal" officeooo:rsid="0003772e" officeooo:paragraph-rsid="0003772e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3772e" officeooo:paragraph-rsid="0003772e" style:font-weight-asian="normal" style:font-weight-complex="normal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officeooo:rsid="0003772e" officeooo:paragraph-rsid="0003772e" style:font-weight-asian="bold" style:font-weight-complex="bold"/>
    </style:style>
    <style:style style:name="P6" style:family="paragraph" style:parent-style-name="Standard" style:list-style-name="L2">
      <style:text-properties style:text-underline-style="solid" style:text-underline-width="auto" style:text-underline-color="font-color" fo:font-weight="bold" officeooo:rsid="0003772e" officeooo:paragraph-rsid="0003772e" style:font-weight-asian="bold" style:font-weight-complex="bold"/>
    </style:style>
    <style:style style:name="P7" style:family="paragraph" style:parent-style-name="Standard">
      <style:text-properties fo:font-style="normal" style:text-underline-style="none" fo:font-weight="normal" officeooo:rsid="0003772e" officeooo:paragraph-rsid="0003772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55682" officeooo:paragraph-rsid="00055682" style:font-style-asian="normal" style:font-weight-asian="normal" style:font-style-complex="normal" style:font-weight-complex="normal"/>
    </style:style>
    <style:style style:name="P9" style:family="paragraph" style:parent-style-name="Standard" style:list-style-name="L4">
      <style:text-properties fo:font-style="normal" style:text-underline-style="none" fo:font-weight="normal" officeooo:rsid="00055682" officeooo:paragraph-rsid="00055682" style:font-style-asian="normal" style:font-weight-asian="normal" style:font-style-complex="normal" style:font-weight-complex="normal"/>
    </style:style>
    <style:style style:name="P10" style:family="paragraph" style:parent-style-name="Standard" style:list-style-name="L8">
      <style:text-properties fo:font-style="normal" style:text-underline-style="none" fo:font-weight="normal" officeooo:rsid="0008d829" officeooo:paragraph-rsid="0008d829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text-properties fo:font-style="italic" style:text-underline-style="none" fo:font-weight="normal" officeooo:rsid="00055682" officeooo:paragraph-rsid="00055682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style:text-underline-style="none" fo:font-weight="normal" officeooo:rsid="00055682" officeooo:paragraph-rsid="00055682" style:font-style-asian="italic" style:font-weight-asian="normal" style:font-style-complex="italic" style:font-weight-complex="normal"/>
    </style:style>
    <style:style style:name="P13" style:family="paragraph" style:parent-style-name="Standard" style:list-style-name="L5">
      <style:text-properties fo:font-style="italic" style:text-underline-style="none" fo:font-weight="normal" officeooo:rsid="00055682" officeooo:paragraph-rsid="00055682" style:font-style-asian="italic" style:font-weight-asian="normal" style:font-style-complex="italic" style:font-weight-complex="normal"/>
    </style:style>
    <style:style style:name="P14" style:family="paragraph" style:parent-style-name="Standard" style:list-style-name="L6">
      <style:text-properties fo:font-style="italic" style:text-underline-style="none" fo:font-weight="normal" officeooo:rsid="00055682" officeooo:paragraph-rsid="00055682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style:text-underline-style="none" fo:font-weight="normal" officeooo:rsid="0005f7e1" officeooo:paragraph-rsid="0005f7e1" style:font-style-asian="italic" style:font-weight-asian="normal" style:font-style-complex="italic" style:font-weight-complex="normal"/>
    </style:style>
    <style:style style:name="P16" style:family="paragraph" style:parent-style-name="Standard" style:list-style-name="L7">
      <style:text-properties fo:font-style="italic" style:text-underline-style="none" fo:font-weight="normal" officeooo:rsid="0005f7e1" officeooo:paragraph-rsid="0005f7e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style:text-underline-style="solid" style:text-underline-width="auto" style:text-underline-color="font-color" fo:font-weight="normal" officeooo:rsid="00055682" officeooo:paragraph-rsid="00055682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normal" officeooo:rsid="0005f7e1" officeooo:paragraph-rsid="0005f7e1" style:font-style-asian="italic" style:font-weight-asian="normal" style:font-style-complex="italic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8d8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4</text:p>
      <text:p text:style-name="P2"/>
      <text:p text:style-name="P4">Typing and using Python Comments</text:p>
      <text:list xml:id="list2068038258" text:style-name="L1">
        <text:list-item>
          <text:p text:style-name="P5"><text:span text:style-name="T1">Long form Python comments made with triple-quotations (</text:span><text:span text:style-name="T2">“”” <text:s text:c="2"/>“””</text:span><text:span text:style-name="T1">)</text:span></text:p>
        </text:list-item>
      </text:list>
      <text:p text:style-name="P2"/>
      <text:p text:style-name="P4">Understanding Python Data Types</text:p>
      <text:list xml:id="list1496043968" text:style-name="L2">
        <text:list-item>
          <text:p text:style-name="P3">Numbers can be written in scientific notation</text:p>
          <text:list>
            <text:list-item>
              <text:p text:style-name="P3">234e3 for 234000</text:p>
            </text:list-item>
          </text:list>
        </text:list-item>
        <text:list-item>
          <text:p text:style-name="P3">Complex numbers end with j</text:p>
          <text:list>
            <text:list-item>
              <text:p text:style-name="P3">Imaginary, only useful in deep math</text:p>
            </text:list-item>
          </text:list>
        </text:list-item>
        <text:list-item>
          <text:p text:style-name="P6"><text:span text:style-name="T1">Escape Character - </text:span><text:span text:style-name="T2">\</text:span></text:p>
        </text:list-item>
      </text:list>
      <text:p text:style-name="P7"/>
      <text:p text:style-name="P8">Boolean Operators</text:p>
      <text:list xml:id="list2628288181" text:style-name="L4">
        <text:list-item>
          <text:p text:style-name="P9">Determine if one or more things is True or False</text:p>
        </text:list-item>
      </text:list>
      <text:list xml:id="list2421670568" text:style-name="L3">
        <text:list-item>
          <text:p text:style-name="P11">or<text:span text:style-name="T4"> – Either x or y is true</text:span></text:p>
        </text:list-item>
        <text:list-item>
          <text:p text:style-name="P11">and<text:span text:style-name="T4"> – Both x and y are true</text:span></text:p>
        </text:list-item>
        <text:list-item>
          <text:p text:style-name="P11">not<text:span text:style-name="T4"> – x is not full</text:span></text:p>
        </text:list-item>
      </text:list>
      <text:p text:style-name="P12"><text:span text:style-name="T4"/></text:p>
      <text:list xml:id="list3996223496" text:style-name="L5">
        <text:list-item>
          <text:p text:style-name="P13"><text:span text:style-name="T4">Style guide recommends whitespace around operators</text:span></text:p>
        </text:list-item>
      </text:list>
      <text:p text:style-name="P17"><text:span text:style-name="T4"/></text:p>
      <text:p text:style-name="P17"><text:span text:style-name="T4">Creating Valid Variable Names</text:span></text:p>
      <text:list xml:id="list937304584" text:style-name="L6">
        <text:list-item>
          <text:p text:style-name="P14"><text:span text:style-name="T4">Variables must start with a letter or underscore</text:span></text:p>
        </text:list-item>
        <text:list-item>
          <text:p text:style-name="P14"><text:span text:style-name="T4">PEP 8 style conventions recommend ONLY lowercase letters in variable names</text:span></text:p>
          <text:list>
            <text:list-item>
              <text:p text:style-name="P14"><text:span text:style-name="T4">use an underscore to separate multiple words</text:span></text:p>
            </text:list-item>
          </text:list>
        </text:list-item>
      </text:list>
      <text:p text:style-name="P12"><text:span text:style-name="T4"/></text:p>
      <text:p text:style-name="P18"><text:span text:style-name="T4">What Syntax is and Why it Matters</text:span></text:p>
      <text:list xml:id="list1982348898" text:style-name="L7">
        <text:list-item>
          <text:p text:style-name="P16"><text:span text:style-name="T4">Line breaks can be replaced with semicolons when desired</text:span></text:p>
          <text:list>
            <text:list-item>
              <text:p text:style-name="P16"><text:span text:style-name="T4">ex:</text:span></text:p>
            </text:list-item>
          </text:list>
        </text:list-item>
      </text:list>
      <text:p text:style-name="P15"><text:span text:style-name="T4"><text:tab/><text:tab/></text:span>first_name = ’Frank’; last_name <text:span text:style-name="T5">= </text:span>’Passantino’; print(first_name, <text:s/>last_name)</text:p>
      <text:list xml:id="list738627249" text:style-name="L8">
        <text:list-item>
          <text:p text:style-name="P10">in <text:span text:style-name="T3">if x = 0 :</text:span> , the colon and indentations below replace the {} in C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01:27:25.722746563</meta:creation-date>
    <dc:date>2021-07-20T02:01:27.558874993</dc:date>
    <meta:editing-duration>PT22M20S</meta:editing-duration>
    <meta:editing-cycles>4</meta:editing-cycles>
    <meta:generator>LibreOffice/7.0.1.2$Linux_X86_64 LibreOffice_project/00$Build-2</meta:generator>
    <meta:document-statistic meta:table-count="0" meta:image-count="0" meta:object-count="0" meta:page-count="1" meta:paragraph-count="24" meta:word-count="171" meta:character-count="920" meta:non-whitespace-character-count="782"/>
  </office:meta>
</office:document-meta>
</file>